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322cm" fo:min-width="5.977cm"/>
    </style:style>
    <style:style style:name="gr2" style:family="graphic" style:parent-style-name="standard">
      <style:graphic-properties draw:textarea-horizontal-align="justify" draw:textarea-vertical-align="middle" draw:auto-grow-height="false" fo:min-height="0.512cm" fo:min-width="5.977cm"/>
    </style:style>
    <style:style style:name="gr3" style:family="graphic" style:parent-style-name="standard">
      <style:graphic-properties draw:stroke="none" svg:stroke-color="#000000" draw:fill="none" draw:fill-color="#ffffff" fo:min-height="0.731cm"/>
    </style:style>
    <style:style style:name="gr4" style:family="graphic" style:parent-style-name="standard">
      <style:graphic-properties draw:textarea-horizontal-align="justify" draw:textarea-vertical-align="middle" draw:auto-grow-height="false" fo:min-height="2.068cm" fo:min-width="5.977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2.592cm" fo:min-width="5.977cm"/>
    </style:style>
    <style:style style:name="gr7" style:family="graphic" style:parent-style-name="standard">
      <style:graphic-properties draw:stroke="none" svg:stroke-color="#000000" draw:fill="none" draw:fill-color="#ffffff" fo:min-height="1.423cm"/>
    </style:style>
    <style:style style:name="gr8" style:family="graphic" style:parent-style-name="standard">
      <style:graphic-properties draw:stroke="none" svg:stroke-color="#000000" draw:fill="none" draw:fill-color="#ffffff" fo:min-height="2.845cm"/>
    </style:style>
    <style:style style:name="gr9" style:family="graphic" style:parent-style-name="standard">
      <style:graphic-properties draw:stroke="none" svg:stroke-color="#000000" draw:fill="none" draw:fill-color="#ffffff" fo:min-height="0.891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.477cm" svg:height="4.572cm" svg:x="1cm" svg:y="4.4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477cm" svg:height="0.762cm" svg:x="1cm" svg:y="4.416cm">
          <text:p text:style-name="P1">on_connect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7.239cm" svg:height="0.981cm" svg:x="1.127cm" svg:y="2.4cm">
          <draw:text-box>
            <text:p>Websocket client</text:p>
          </draw:text-box>
        </draw:frame>
        <draw:frame draw:style-name="gr3" draw:text-style-name="P2" draw:layer="layout" svg:width="7.239cm" svg:height="0.981cm" svg:x="14.128cm" svg:y="2.401cm">
          <draw:text-box>
            <text:p>Websocket server</text:p>
          </draw:text-box>
        </draw:frame>
        <draw:custom-shape draw:style-name="gr4" draw:text-style-name="P1" draw:layer="layout" svg:width="6.477cm" svg:height="2.318cm" svg:x="14cm" svg:y="5.416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477cm" svg:height="0.762cm" svg:x="14cm" svg:y="5.416cm">
          <text:p text:style-name="P1">on_hello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7.604cm" svg:y1="5.861cm" svg:x2="13.827cm" svg:y2="5.861cm">
          <text:p/>
        </draw:line>
        <draw:frame draw:style-name="gr3" draw:text-style-name="P2" draw:layer="layout" svg:width="4.99cm" svg:height="0.981cm" svg:x="8.329cm" svg:y="4.802cm">
          <draw:text-box>
            <text:p>Hello(ip, port)</text:p>
          </draw:text-box>
        </draw:frame>
        <draw:line draw:style-name="gr5" draw:text-style-name="P3" draw:layer="layout" svg:x1="7.604cm" svg:y1="8.861cm" svg:x2="13.827cm" svg:y2="8.861cm">
          <text:p/>
        </draw:line>
        <draw:frame draw:style-name="gr3" draw:text-style-name="P2" draw:layer="layout" svg:width="4.99cm" svg:height="0.981cm" svg:x="8.329cm" svg:y="7.803cm">
          <draw:text-box>
            <text:p>get_peers</text:p>
          </draw:text-box>
        </draw:frame>
        <draw:custom-shape draw:style-name="gr6" draw:text-style-name="P1" draw:layer="layout" svg:width="6.477cm" svg:height="2.842cm" svg:x="14cm" svg:y="8.416cm">
          <text:p text:style-name="P1">Accept or clos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477cm" svg:height="0.762cm" svg:x="14cm" svg:y="8.416cm">
          <text:p text:style-name="P1">on_hello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4.99cm" svg:height="0.981cm" svg:x="14.933cm" svg:y="6.499cm">
          <draw:text-box>
            <text:p>Accept or close</text:p>
          </draw:text-box>
        </draw:frame>
        <draw:custom-shape draw:style-name="gr1" draw:text-style-name="P1" draw:layer="layout" svg:width="6.477cm" svg:height="4.572cm" svg:x="1cm" svg:y="10.4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477cm" svg:height="0.762cm" svg:x="1cm" svg:y="10.416cm">
          <text:p text:style-name="P1">on_peers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3.827cm" svg:y1="10.909cm" svg:x2="7.477cm" svg:y2="10.909cm">
          <text:p/>
        </draw:line>
        <draw:frame draw:style-name="gr3" draw:text-style-name="P2" draw:layer="layout" svg:width="4.99cm" svg:height="0.981cm" svg:x="8.329cm" svg:y="9.804cm">
          <draw:text-box>
            <text:p>peers</text:p>
          </draw:text-box>
        </draw:frame>
        <draw:line draw:style-name="gr5" draw:text-style-name="P3" draw:layer="layout" svg:x1="7.604cm" svg:y1="13.861cm" svg:x2="13.827cm" svg:y2="13.861cm">
          <text:p/>
        </draw:line>
        <draw:frame draw:style-name="gr7" draw:text-style-name="P2" draw:layer="layout" svg:width="5.244cm" svg:height="1.673cm" svg:x="8.329cm" svg:y="12.804cm">
          <draw:text-box>
            <text:p>get_latest_block</text:p>
          </draw:text-box>
        </draw:frame>
        <draw:custom-shape draw:style-name="gr1" draw:text-style-name="P1" draw:layer="layout" svg:width="6.477cm" svg:height="4.572cm" svg:x="14cm" svg:y="13.4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477cm" svg:height="0.762cm" svg:x="14cm" svg:y="13.416cm">
          <text:p text:style-name="P1">on_get_latest_block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3.828cm" svg:y1="16.685cm" svg:x2="7.478cm" svg:y2="16.685cm">
          <text:p/>
        </draw:line>
        <draw:frame draw:style-name="gr3" draw:text-style-name="P2" draw:layer="layout" svg:width="4.99cm" svg:height="0.981cm" svg:x="8.33cm" svg:y="15.58cm">
          <draw:text-box>
            <text:p>latest_block</text:p>
          </draw:text-box>
        </draw:frame>
        <draw:custom-shape draw:style-name="gr1" draw:text-style-name="P1" draw:layer="layout" svg:width="6.477cm" svg:height="4.572cm" svg:x="1cm" svg:y="16.3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477cm" svg:height="0.762cm" svg:x="1cm" svg:y="16.316cm">
          <text:p text:style-name="P1">on_latest_block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5.445cm" svg:y1="20.404cm" svg:x2="13.828cm" svg:y2="20.462cm">
          <text:p/>
        </draw:line>
        <draw:frame draw:style-name="gr7" draw:text-style-name="P2" draw:layer="layout" svg:width="5.244cm" svg:height="1.673cm" svg:x="8.33cm" svg:y="19.405cm">
          <draw:text-box>
            <text:p>get_blocks</text:p>
          </draw:text-box>
        </draw:frame>
        <draw:custom-shape draw:style-name="gr1" draw:text-style-name="P1" draw:layer="layout" svg:width="6.477cm" svg:height="4.572cm" svg:x="14.001cm" svg:y="19.4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477cm" svg:height="0.762cm" svg:x="14.001cm" svg:y="19.417cm">
          <text:p text:style-name="P1">on_get_blocks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3.829cm" svg:y1="22.686cm" svg:x2="7.479cm" svg:y2="22.686cm">
          <text:p/>
        </draw:line>
        <draw:frame draw:style-name="gr3" draw:text-style-name="P2" draw:layer="layout" svg:width="4.99cm" svg:height="0.981cm" svg:x="8.331cm" svg:y="21.581cm">
          <draw:text-box>
            <text:p>blocks</text:p>
          </draw:text-box>
        </draw:frame>
        <draw:custom-shape draw:style-name="gr1" draw:text-style-name="P1" draw:layer="layout" svg:width="6.477cm" svg:height="4.572cm" svg:x="1cm" svg:y="22.3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477cm" svg:height="0.762cm" svg:x="1cm" svg:y="22.316cm">
          <text:p text:style-name="P1">on_blocks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6.096cm" svg:height="3.095cm" svg:x="1.254cm" svg:y="23.479cm">
          <draw:text-box>
            <text:p>For block in blocks:<text:line-break/> <text:s text:c="3"/>Import block</text:p>
            <text:p>Event ------&gt;</text:p>
          </draw:text-box>
        </draw:frame>
        <draw:frame draw:style-name="gr9" draw:text-style-name="P2" draw:layer="layout" svg:width="10.189cm" svg:height="1.141cm" svg:x="6.08cm" svg:y="0.929cm">
          <draw:text-box>
            <text:p>Client is late and server is higher</text:p>
          </draw:text-box>
        </draw:frame>
        <draw:frame draw:style-name="gr8" draw:text-style-name="P5" draw:layer="layout" svg:width="6.096cm" svg:height="3.581cm" svg:x="1.254cm" svg:y="17.202cm">
          <draw:text-box>
            <text:p text:style-name="P4"><text:span text:style-name="T1">&lt;= : send ours</text:span><text:span text:style-name="T1"><text:line-break/></text:span><text:span text:style-name="T1"><text:line-break/></text:span><text:span text:style-name="T1">= +1 : import</text:span><text:span text:style-name="T1"><text:line-break/></text:span><text:span text:style-name="T1">Event ------&gt;</text:span></text:p>
            <text:p text:style-name="P4"><text:span text:style-name="T1"/></text:p>
            <text:p text:style-name="P4"><text:span text:style-name="T1">&gt; +1 : get_blocks</text:span></text:p>
          </draw:text-box>
        </draw:frame>
        <draw:line draw:style-name="gr5" draw:text-style-name="P3" draw:layer="layout" svg:x1="5.064cm" svg:y1="17.637cm" svg:x2="12.303cm" svg:y2="17.637cm">
          <text:p/>
        </draw:line>
        <draw:frame draw:style-name="gr3" draw:text-style-name="P2" draw:layer="layout" svg:width="4.99cm" svg:height="0.981cm" svg:x="8.03cm" svg:y="16.881cm">
          <draw:text-box>
            <text:p>latest_block</text:p>
          </draw:text-box>
        </draw:frame>
      </draw:page>
      <draw:page draw:name="page2" draw:style-name="dp1" draw:master-page-name="Standard">
        <draw:line draw:style-name="gr5" draw:text-style-name="P3" draw:layer="layout" svg:x1="6.664cm" svg:y1="12.037cm" svg:x2="13.903cm" svg:y2="12.037cm">
          <text:p/>
        </draw:line>
        <draw:frame draw:style-name="gr3" draw:text-style-name="P2" draw:layer="layout" svg:width="7.239cm" svg:height="1.673cm" svg:x="1.127cm" svg:y="3cm">
          <draw:text-box>
            <text:p>Websocket client<text:line-break/></text:p>
          </draw:text-box>
        </draw:frame>
        <draw:frame draw:style-name="gr3" draw:text-style-name="P2" draw:layer="layout" svg:width="7.239cm" svg:height="0.981cm" svg:x="14.128cm" svg:y="3.001cm">
          <draw:text-box>
            <text:p>Websocket server</text:p>
          </draw:text-box>
        </draw:frame>
        <draw:line draw:style-name="gr5" draw:text-style-name="P3" draw:layer="layout" svg:x1="13.828cm" svg:y1="8.985cm" svg:x2="7.478cm" svg:y2="8.985cm">
          <text:p/>
        </draw:line>
        <draw:frame draw:style-name="gr3" draw:text-style-name="P2" draw:layer="layout" svg:width="4.99cm" svg:height="0.981cm" svg:x="8.33cm" svg:y="7.88cm">
          <draw:text-box>
            <text:p>get_blocks</text:p>
          </draw:text-box>
        </draw:frame>
        <draw:custom-shape draw:style-name="gr1" draw:text-style-name="P1" draw:layer="layout" svg:width="6.477cm" svg:height="4.572cm" svg:x="14cm" svg:y="4.9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477cm" svg:height="0.762cm" svg:x="14cm" svg:y="4.916cm">
          <text:p text:style-name="P1">on_latest_block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477cm" svg:height="4.572cm" svg:x="1.001cm" svg:y="8.6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477cm" svg:height="0.762cm" svg:x="1.001cm" svg:y="8.617cm">
          <text:p text:style-name="P1">on_get_block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477cm" svg:height="4.572cm" svg:x="14cm" svg:y="11.6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477cm" svg:height="0.762cm" svg:x="14cm" svg:y="11.616cm">
          <text:p text:style-name="P1">on_blocks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6.096cm" svg:height="3.095cm" svg:x="14.254cm" svg:y="12.779cm">
          <draw:text-box>
            <text:p>For block in blocks:<text:line-break/> <text:s text:c="3"/>Import block</text:p>
            <text:p>Event ------&gt;</text:p>
          </draw:text-box>
        </draw:frame>
        <draw:frame draw:style-name="gr9" draw:text-style-name="P2" draw:layer="layout" svg:width="10.189cm" svg:height="1.141cm" svg:x="6.08cm" svg:y="0.929cm">
          <draw:text-box>
            <text:p>Client is higher than server</text:p>
          </draw:text-box>
        </draw:frame>
        <draw:frame draw:style-name="gr8" draw:text-style-name="P5" draw:layer="layout" svg:width="6.096cm" svg:height="3.581cm" svg:x="14.254cm" svg:y="5.802cm">
          <draw:text-box>
            <text:p text:style-name="P4"><text:span text:style-name="T1">&lt;= : send ours</text:span><text:span text:style-name="T1"><text:line-break/></text:span><text:span text:style-name="T1"><text:line-break/></text:span><text:span text:style-name="T1">= +1 : import</text:span><text:span text:style-name="T1"><text:line-break/></text:span><text:span text:style-name="T1">Event ------&gt;</text:span></text:p>
            <text:p text:style-name="P4"><text:span text:style-name="T1"/></text:p>
            <text:p text:style-name="P4"><text:span text:style-name="T1">&gt; +1 : get_blocks</text:span></text:p>
          </draw:text-box>
        </draw:frame>
        <draw:line draw:style-name="gr5" draw:text-style-name="P3" draw:layer="layout" svg:x1="6.664cm" svg:y1="5.337cm" svg:x2="13.903cm" svg:y2="5.337cm">
          <text:p/>
        </draw:line>
        <draw:frame draw:style-name="gr3" draw:text-style-name="P2" draw:layer="layout" svg:width="4.99cm" svg:height="0.981cm" svg:x="9.03cm" svg:y="4.481cm">
          <draw:text-box>
            <text:p>latest_block</text:p>
          </draw:text-box>
        </draw:frame>
        <draw:custom-shape draw:style-name="gr2" draw:text-style-name="P1" draw:layer="layout" svg:width="6.477cm" svg:height="0.762cm" svg:x="1cm" svg:y="5.016cm">
          <text:p text:style-name="P1">Event</text:p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4.99cm" svg:height="2.147cm" svg:x="1.416cm" svg:y="5.857cm">
          <draw:text-box>
            <text:p text:style-name="P6"><text:span text:style-name="T2">When a block is inserted, </text:span><text:span text:style-name="T2">an event is sent to all </text:span><text:span text:style-name="T2">connected peers</text:span></text:p>
          </draw:text-box>
        </draw:frame>
        <draw:frame draw:style-name="gr3" draw:text-style-name="P2" draw:layer="layout" svg:width="4.99cm" svg:height="0.981cm" svg:x="9.03cm" svg:y="11.182cm">
          <draw:text-box>
            <text:p>block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3T17:39:26.021825354</meta:creation-date>
    <meta:generator>LibreOffice/5.1.6.2$Linux_X86_64 LibreOffice_project/10m0$Build-2</meta:generator>
    <dc:date>2019-04-13T18:23:58.552182037</dc:date>
    <meta:editing-duration>PT21M46S</meta:editing-duration>
    <meta:editing-cycles>7</meta:editing-cycles>
    <meta:document-statistic meta:object-count="57"/>
  </office:meta>
</office:document-meta>
</file>